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P1" style:family="paragraph" style:parent-style-name="Standard">
      <style:text-properties officeooo:rsid="0020ddf1"/>
    </style:style>
    <style:style style:name="P2" style:family="paragraph" style:parent-style-name="Standard">
      <style:text-properties officeooo:rsid="0020ddf1" officeooo:paragraph-rsid="0020ddf1"/>
    </style:style>
    <style:style style:name="P3" style:family="paragraph" style:parent-style-name="Header_20_right">
      <style:paragraph-properties fo:text-align="start" style:justify-single-word="false"/>
    </style:style>
    <style:style style:name="P4" style:family="paragraph" style:parent-style-name="Header_20_right">
      <style:paragraph-properties fo:text-align="start" style:justify-single-word="false"/>
      <style:text-properties officeooo:paragraph-rsid="0025d77b"/>
    </style:style>
    <style:style style:name="P5" style:family="paragraph" style:parent-style-name="Header_20_right">
      <style:paragraph-properties fo:text-align="start" style:justify-single-word="false"/>
      <style:text-properties officeooo:rsid="00408519"/>
    </style:style>
    <style:style style:name="P6" style:family="paragraph" style:parent-style-name="Frame_20_contents">
      <style:text-properties fo:color="#999999" style:font-name="StarSymbol1" style:font-name-asian="StarSymbol1" style:font-name-complex="StarSymbol1"/>
    </style:style>
    <style:style style:name="P7" style:family="paragraph" style:parent-style-name="Text_20_body">
      <style:paragraph-properties fo:text-align="start" style:justify-single-word="false"/>
      <style:text-properties officeooo:paragraph-rsid="0025d77b"/>
    </style:style>
    <style:style style:name="P8" style:family="paragraph" style:parent-style-name="Heading">
      <style:paragraph-properties fo:text-align="start" style:justify-single-word="false"/>
      <style:text-properties officeooo:rsid="0025d77b" officeooo:paragraph-rsid="0025d77b"/>
    </style:style>
    <style:style style:name="P9" style:family="paragraph" style:parent-style-name="Standard" style:master-page-name="First_20_Page">
      <style:paragraph-properties style:page-number="auto" fo:break-before="auto" fo:break-after="auto"/>
      <style:text-properties style:text-underline-style="solid" style:text-underline-width="auto" style:text-underline-color="font-color" fo:font-weight="bold" officeooo:rsid="004e4db4" officeooo:paragraph-rsid="003b9ca3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4.7602in"/>
        </style:tab-stops>
      </style:paragraph-properties>
      <style:text-properties style:text-underline-style="solid" style:text-underline-width="auto" style:text-underline-color="font-color" fo:font-weight="bold" officeooo:rsid="004e4db4" officeooo:paragraph-rsid="002e26e4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4.7602in"/>
        </style:tab-stops>
      </style:paragraph-properties>
      <style:text-properties style:text-underline-style="none" fo:font-weight="normal" officeooo:rsid="004be76e" officeooo:paragraph-rsid="004be76e" style:font-weight-asian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ge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Phone" text:name="py3o.company.phone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ustomer Phone" text:name="py3o.contact.phone"/>
        <text:user-field-decl office:value-type="string" office:string-value="Type" text:name="py3o.document.type"/>
        <text:user-field-decl office:value-type="string" office:string-value="Invoice number" text:name="py3o.document.number2"/>
        <text:user-field-decl office:value-type="string" office:string-value="Customer Name" text:name="py3o.contact.name"/>
        <text:user-field-decl office:value-type="string" office:string-value="Customer Street" text:name="py3o.contact.street"/>
        <text:user-field-decl office:value-type="string" office:string-value="Customer City" text:name="py3o.contact.city"/>
        <text:user-field-decl office:value-type="string" office:string-value="Customer State" text:name="py3o.contact.state"/>
        <text:user-field-decl office:value-type="string" office:string-value="Customer Zip" text:name="py3o.contact.zip"/>
        <text:user-field-decl office:value-type="string" office:string-value="Invoice date" text:name="py3o.document.date"/>
        <text:user-field-decl office:value-type="string" office:string-value="Qty" text:name="py3o.line.qty"/>
        <text:user-field-decl office:value-type="string" office:string-value="Product" text:name="py3o.line.product"/>
        <text:user-field-decl office:value-type="string" office:string-value="Remark" text:name="py3o.line.remark"/>
        <text:user-field-decl office:value-type="string" office:string-value="Price" text:name="py3o.line.price"/>
        <text:user-field-decl office:value-type="string" office:string-value="T" text:name="py3o.line.tax"/>
        <text:user-field-decl office:value-type="string" office:string-value="Ext. Price" text:name="py3o.line.ext_price"/>
        <text:user-field-decl office:value-type="string" office:string-value="Comment" text:name="py3o.document.comment"/>
        <text:user-field-decl office:value-type="string" office:string-value="Subtotal" text:name="py3o.document.subtotal"/>
        <text:user-field-decl office:value-type="string" office:string-value="Tax" text:name="py3o.document.tax"/>
        <text:user-field-decl office:value-type="string" office:string-value="Total" text:name="py3o.document.total"/>
        <text:user-field-decl office:value-type="string" office:string-value="Eligible date" text:name="py3o.discount.eligible_date"/>
        <text:user-field-decl office:value-type="string" office:string-value="term text1" text:name="py3o.terms.text1"/>
        <text:user-field-decl office:value-type="string" office:string-value="term text2" text:name="py3o.terms.text2"/>
        <text:user-field-decl office:value-type="string" office:string-value="term text3" text:name="py3o.terms.text3"/>
        <text:user-field-decl office:value-type="string" office:string-value="term text4" text:name="py3o.terms.text4"/>
        <text:user-field-decl office:value-type="string" office:string-value="Payment due" text:name="py3o.document.payment_due"/>
        <text:user-field-decl office:value-type="string" office:string-value="ext_name" text:name="py3o.line.ext_name"/>
        <text:user-field-decl office:value-type="string" office:string-value="Invoice number" text:name="py3o.document.number"/>
        <text:user-field-decl office:value-type="string" office:string-value="COPY_STATUS" text:name="py3o.document.document_status"/>
      </text:user-field-decls>
      <draw:frame draw:style-name="fr1" draw:name="Receiver Address" text:anchor-type="page" text:anchor-page-number="1" svg:x="0.8311in" svg:y="2.5945in" svg:width="2.9307in" draw:z-index="0">
        <draw:text-box fo:min-height="0.8028in">
          <text:p text:style-name="P1"><text:user-field-get text:name="py3o.contact.name">Customer Name</text:user-field-get><text:tab/><text:tab/></text:p>
          <text:p text:style-name="P2"><text:user-field-get text:name="py3o.contact.street">Customer Street</text:user-field-get></text:p>
          <text:p text:style-name="Standard"><text:user-field-get text:name="py3o.contact.city">Customer City</text:user-field-get> <text:user-field-get text:name="py3o.contact.state">Customer State</text:user-field-get> <text:user-field-get text:name="py3o.contact.zip">Customer Zip</text:user-field-get></text:p>
        </draw:text-box>
      </draw:frame>
      <draw:frame draw:style-name="fr2" draw:name="Bend Marks" text:anchor-type="page" text:anchor-page-number="1" svg:x="0.2598in" svg:y="1.6984in" svg:width="0.1453in" draw:z-index="1">
        <draw:text-box fo:min-height="8.911in">
          <text:section text:style-name="Sect1" text:name="Bend Marks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—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ext:section>
          <text:p text:style-name="P6"/>
        </draw:text-box>
      </draw:frame>
      <draw:frame draw:style-name="fr1" draw:name="Sender Address" text:anchor-type="page" text:anchor-page-number="1" svg:x="0.6299in" svg:y="0.7953in" svg:width="3.8083in" draw:z-index="2">
        <draw:text-box fo:min-height="1.3382in">
          <text:section text:style-name="Sect1" text:name="Sender Address">
            <text:p text:style-name="P8"><text:user-field-get text:name="py3o.company.name">Company Name</text:user-field-get></text:p>
            <text:p text:style-name="P7"><text:sender-firstname text:fixed="false">Eli &amp; Esther</text:sender-firstname> <text:sender-lastname text:fixed="false">Sauder</text:sender-lastname></text:p>
            <text:p text:style-name="P4"><text:user-field-get text:name="py3o.company.street">Company Street</text:user-field-get>, <text:user-field-get text:name="py3o.company.city">Company City</text:user-field-get>, <text:user-field-get text:name="py3o.company.state">Company State</text:user-field-get> <text:user-field-get text:name="py3o.company.zip">Company Zip</text:user-field-get></text:p>
            <text:p text:style-name="P5"><text:user-field-get text:name="py3o.company.phone">Company Phone</text:user-field-get></text:p>
            <text:p text:style-name="P3"/>
            <text:p text:style-name="P3"/>
          </text:section>
          <text:p text:style-name="P3"/>
        </draw:text-box>
      </draw:frame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Hel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family="Thorndale" style:font-style-name="Regular" style:font-family-generic="roman" style:font-pitch="variable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6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in" fo:margin-left="0in" fo:margin-right="0in" fo:margin-bottom="0.1575in"/>
      </style:header-style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text:s/></text:p>
        <text:p text:style-name="Header_20_right"/>
        <text:p text:style-name="Header_20_left">Page /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 LibreOffice_project/10m0$Build-2</meta:generator>
    <dc:title>Letter Template</dc:title>
    <dc:description>Elegant official private letter in serif style. Template created via Letter Wizard on 09/25/17.</dc:description>
    <meta:creation-date>2017-09-25T20:53:18.073704821</meta:creation-date>
    <dc:language>en-US</dc:language>
    <meta:editing-cycles>29</meta:editing-cycles>
    <meta:editing-duration>P1DT7H29M10S</meta:editing-duration>
    <meta:initial-creator>Eli &amp; Esther Sauder</meta:initial-creator>
    <dc:date>2017-11-02T16:13:24.840020316</dc:date>
    <dc:creator>Eli &amp; Esther Sauder</dc:creator>
    <meta:printed-by>Eli &amp; Esther Sauder</meta:printed-by>
    <meta:print-date>2017-10-18T14:41:56.539627780</meta:print-date>
    <meta:document-statistic meta:table-count="0" meta:image-count="0" meta:object-count="0" meta:page-count="1" meta:paragraph-count="11" meta:word-count="29" meta:character-count="184" meta:non-whitespace-character-count="160"/>
    <meta:user-defined meta:name="Info 0"/>
    <meta:user-defined meta:name="Info 1"/>
    <meta:user-defined meta:name="Info 2"/>
    <meta:user-defined meta:name="Info 3"/>
  </office:meta>
</office:document-meta>
</file>